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3bb7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6488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6518a" officeooo:paragraph-rsid="0013bb7d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64880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6518a" officeooo:paragraph-rsid="00164880"/>
    </style:style>
    <style:style style:name="P6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98a81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6518a" officeooo:paragraph-rsid="00198a81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3bb7d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64880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98a81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98a8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d87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20e53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6518a" officeooo:paragraph-rsid="0013bb7d"/>
    </style:style>
    <style:style style:name="P15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d8756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6518a" officeooo:paragraph-rsid="001d8756"/>
    </style:style>
    <style:style style:name="P17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20e53a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16518a" officeooo:paragraph-rsid="0020e53a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1d8756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20e53a"/>
    </style:style>
    <style:style style:name="T1" style:family="text">
      <style:text-properties style:font-name="serif"/>
    </style:style>
    <style:style style:name="T2" style:family="text">
      <style:text-properties style:font-name="serif" officeooo:rsid="001a0986"/>
    </style:style>
    <style:style style:name="T3" style:family="text">
      <style:text-properties style:font-name="serif" officeooo:rsid="0016518a"/>
    </style:style>
    <style:style style:name="T4" style:family="text">
      <style:text-properties style:font-name="serif" officeooo:rsid="00168b5c"/>
    </style:style>
    <style:style style:name="T5" style:family="text">
      <style:text-properties style:font-name="serif" officeooo:rsid="0013bb7d"/>
    </style:style>
    <style:style style:name="T6" style:family="text">
      <style:text-properties style:font-name="serif" officeooo:rsid="0015ba6f"/>
    </style:style>
    <style:style style:name="T7" style:family="text">
      <style:text-properties style:font-name="serif" officeooo:rsid="00164880"/>
    </style:style>
    <style:style style:name="T8" style:family="text">
      <style:text-properties style:font-name="serif" officeooo:rsid="0017b4d9"/>
    </style:style>
    <style:style style:name="T9" style:family="text">
      <style:text-properties style:font-name="serif" officeooo:rsid="001915a4"/>
    </style:style>
    <style:style style:name="T10" style:family="text">
      <style:text-properties style:font-name="serif" officeooo:rsid="00198a81"/>
    </style:style>
    <style:style style:name="T11" style:family="text">
      <style:text-properties style:font-name="serif" officeooo:rsid="0019ed43"/>
    </style:style>
    <style:style style:name="T12" style:family="text">
      <style:text-properties style:font-name="serif" officeooo:rsid="001d8756"/>
    </style:style>
    <style:style style:name="T13" style:family="text">
      <style:text-properties style:font-name="serif" officeooo:rsid="001f3715"/>
    </style:style>
    <style:style style:name="T14" style:family="text">
      <style:text-properties style:font-name="serif" officeooo:rsid="0020e53a"/>
    </style:style>
    <style:style style:name="T15" style:family="text">
      <style:text-properties style:font-name="serif" officeooo:rsid="0021ede3"/>
    </style:style>
    <style:style style:name="T16" style:family="text">
      <style:text-properties officeooo:rsid="0016518a"/>
    </style:style>
    <style:style style:name="T17" style:family="text">
      <style:text-properties fo:color="#000000" loext:opacity="100%" style:font-name="serif" fo:font-size="10.5pt" fo:font-weight="normal" officeooo:rsid="0013bb7d" fo:background-color="transparent" loext:char-shading-value="0"/>
    </style:style>
    <style:style style:name="T18" style:family="text">
      <style:text-properties fo:color="#000000" loext:opacity="100%" style:font-name="serif" fo:font-size="10.5pt" fo:font-weight="normal" officeooo:rsid="001d8756" fo:background-color="transparent" loext:char-shading-value="0"/>
    </style:style>
    <style:style style:name="T19" style:family="text">
      <style:text-properties fo:color="#000000" loext:opacity="100%" style:font-name="serif" fo:font-size="10.5pt" fo:font-weight="normal" officeooo:rsid="0020e53a" fo:background-color="transparent" loext:char-shading-value="0"/>
    </style:style>
    <style:style style:name="T20" style:family="text">
      <style:text-properties style:text-line-through-style="none" style:text-line-through-type="none" style:font-name="serif" officeooo:rsid="0021ede3"/>
    </style:style>
    <style:style style:name="T21" style:family="text">
      <style:text-properties style:text-line-through-style="none" style:text-line-through-type="none" style:font-name="serif" officeooo:rsid="0020e5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reat</text:span> <text:tab/><text:tab/><text:tab/><text:span text:style-name="T5">Denial of service</text:span></text:p>
      <text:p text:style-name="P3"><text:line-break/><text:span text:style-name="T1">Affected component<text:tab/></text:span><text:span text:style-name="T5">login mechanism in the server</text:span></text:p>
      <text:p text:style-name="P8"><text:span text:style-name="T16"><text:line-break/></text:span><text:span text:style-name="T3">Module details</text:span><text:span text:style-name="T16"> <text:tab/><text:tab/></text:span><text:span text:style-name="T3">‫‪</text:span><text:span text:style-name="T17">Reconnect module </text:span></text:p>
      <text:p text:style-name="P3"><text:line-break/><text:span text:style-name="T1">Vulnerability class<text:tab/><text:tab/></text:span><text:span text:style-name="T2">?</text:span></text:p>
      <text:p text:style-name="P3"><text:line-break/><text:span text:style-name="T1">Description<text:tab/><text:tab/><text:tab/></text:span><text:span text:style-name="T5">The protocol states that reconnect request is based on user <text:tab/><text:tab/><text:tab/><text:tab/><text:tab/>name alone, so the attacker can pretend to be any user he <text:tab/><text:tab/><text:tab/><text:tab/><text:tab/>knows, and change their symmetrical key to deny them from <text:tab/><text:tab/><text:tab/><text:tab/><text:tab/>completing the current session and force them to reconnect <text:tab/><text:tab/><text:tab/><text:tab/><text:tab/>again.</text:span></text:p>
      <text:p text:style-name="P3"><text:line-break/><text:span text:style-name="T1">Result</text:span> <text:tab/><text:tab/><text:tab/><text:span text:style-name="T2">Attacker </text:span><text:span text:style-name="T5">disrupt users from completing sessions</text:span></text:p>
      <text:p text:style-name="P3"><text:line-break/><text:span text:style-name="T1">Prerequisites</text:span> <text:tab/><text:tab/><text:span text:style-name="T2">Attacker has </text:span><text:span text:style-name="T5">can communicate with the server, and knows the <text:tab/><text:tab/><text:tab/><text:tab/>names of the users he want to deny service from.</text:span></text:p>
      <text:p text:style-name="P3"><text:line-break/><text:span text:style-name="T1">Business impact<text:tab/><text:tab/></text:span><text:span text:style-name="T5">Users cant use the server</text:span></text:p>
      <text:p text:style-name="P3"><text:line-break/><text:span text:style-name="T1">Proposed remediation<text:tab/></text:span><text:span text:style-name="T6">Use private key to sign request to reconnect to prove <text:tab/><text:tab/><text:tab/><text:tab/><text:tab/><text:tab/>autenticity</text:span></text:p>
      <text:p text:style-name="P3"><text:line-break/><text:span text:style-name="T1">Risk</text:span> <text:tab/><text:tab/><text:tab/><text:tab/><text:span text:style-name="T1">Damage potential: </text:span><text:span text:style-name="T2">8</text:span></text:p>
      <text:p text:style-name="P3"><text:span text:style-name="T1"><text:tab/><text:tab/><text:tab/><text:tab/>Reproducibility: </text:span><text:span text:style-name="T4">10</text:span><text:line-break/><text:tab/><text:tab/><text:tab/><text:tab/><text:span text:style-name="T1">Exploitability: </text:span><text:span text:style-name="T2">7</text:span><text:line-break/><text:tab/><text:tab/><text:tab/><text:tab/><text:span text:style-name="T1">Affected users: </text:span><text:span text:style-name="T6">9</text:span><text:line-break/><text:tab/><text:tab/><text:tab/><text:tab/><text:span text:style-name="T1">Discoverability: </text:span><text:span text:style-name="T6">10</text:span></text:p>
      <text:p text:style-name="P1"/>
      <text:p text:style-name="P4"><text:span text:style-name="T1">Threat</text:span> <text:tab/><text:tab/><text:tab/><text:span text:style-name="T5">Denial of service, </text:span><text:span text:style-name="T7">exhaustion of resources</text:span></text:p>
      <text:p text:style-name="P5"><text:line-break/><text:span text:style-name="T1">Affected component<text:tab/></text:span><text:span text:style-name="T7">File decrypting &amp; checksum &amp; saving mechanisms</text:span></text:p>
      <text:p text:style-name="P9"><text:span text:style-name="T16"><text:line-break/></text:span><text:span text:style-name="T3">Module details</text:span><text:span text:style-name="T16"> <text:tab/><text:tab/></text:span><text:span text:style-name="T7">File decrypting &amp; checksum </text:span><text:span text:style-name="T10">&amp; </text:span><text:span text:style-name="T7">saving mechanisms</text:span><text:span text:style-name="T3">‫‪</text:span></text:p>
      <text:p text:style-name="P5"><text:line-break/><text:span text:style-name="T1">Vulnerability class<text:tab/><text:tab/></text:span><text:span text:style-name="T2">?</text:span></text:p>
      <text:p text:style-name="P5"><text:line-break/><text:span text:style-name="T1">Description<text:tab/><text:tab/><text:tab/></text:span><text:span text:style-name="T7">The protocol states a very large (implict) limit to file size, <text:tab/><text:tab/><text:tab/><text:tab/><text:tab/>which is around 300TB (32 bits describes packet size and 16 <text:tab/><text:tab/><text:tab/><text:tab/><text:tab/>bits to describe packet count) sending such a big file to the <text:tab/><text:tab/><text:tab/><text:tab/><text:tab/>server will probably block its processing capacity for a very <text:tab/><text:tab/><text:tab/><text:tab/><text:tab/>long time and fill up the storage quickly. To save resources the <text:tab/><text:tab/><text:tab/><text:tab/>attacker can stream random bits to the request to skip storing <text:tab/><text:tab/><text:tab/><text:tab/>the whole “file” in memory </text:span><text:span text:style-name="T9">&amp; encrypting it</text:span><text:span text:style-name="T7">. Checksum can be <text:tab/><text:tab/><text:tab/><text:tab/><text:tab/>calculated on the fly as well to make sure the server will <text:tab/><text:tab/><text:tab/><text:tab/><text:tab/>actually try to save the file to disk, </text:span><text:span text:style-name="T9">but then the attacker needs <text:tab/><text:tab/><text:tab/><text:tab/>to encrypt as well, which will require more resources </text:span><text:span text:style-name="T7">.</text:span></text:p>
      <text:p text:style-name="P5"><text:line-break/><text:span text:style-name="T1">Result</text:span> <text:tab/><text:tab/><text:tab/><text:span text:style-name="T7">Server resources run out completely, preventing any other <text:tab/><text:tab/><text:tab/><text:tab/><text:tab/>user from getting service and potentially taking the server <text:tab/><text:tab/><text:tab/><text:tab/><text:tab/>down.</text:span></text:p>
      <text:p text:style-name="P5"><text:line-break/><text:span text:style-name="T1">Prerequisites</text:span> <text:tab/><text:tab/><text:span text:style-name="T2">Attacker has </text:span><text:span text:style-name="T5">can communicate with the server, </text:span><text:span text:style-name="T9">and have <text:tab/><text:tab/><text:tab/><text:tab/><text:tab/>sufficient bandwidth to send all the data.</text:span></text:p>
      <text:p text:style-name="P5"><text:line-break/><text:span text:style-name="T1">Business impact<text:tab/><text:tab/></text:span><text:span text:style-name="T5">Users cant use the server</text:span></text:p>
      <text:p text:style-name="P5"><text:line-break/><text:span text:style-name="T1">Proposed remediation<text:tab/></text:span><text:span text:style-name="T7">Ratelimit file transfer, lower max size of the files.</text:span></text:p>
      <text:p text:style-name="P5"><text:line-break/><text:span text:style-name="T1">Risk</text:span> <text:tab/><text:tab/><text:tab/><text:tab/><text:span text:style-name="T1">Damage potential: </text:span><text:span text:style-name="T8">10</text:span></text:p>
      <text:p text:style-name="P5"><text:span text:style-name="T1"><text:tab/><text:tab/><text:tab/><text:tab/>Reproducibility: </text:span><text:span text:style-name="T8">7</text:span><text:line-break/><text:tab/><text:tab/><text:tab/><text:tab/><text:span text:style-name="T1">Exploitability: </text:span><text:span text:style-name="T8">8</text:span><text:line-break/><text:tab/><text:tab/><text:tab/><text:tab/><text:span text:style-name="T1">Affected users: </text:span><text:span text:style-name="T8">10</text:span><text:line-break/><text:tab/><text:tab/><text:tab/><text:tab/><text:span text:style-name="T1">Discoverability: </text:span><text:span text:style-name="T8">8</text:span></text:p>
      <text:p text:style-name="P2"/>
      <text:p text:style-name="P6"><text:span text:style-name="T1">Threat</text:span> <text:tab/><text:tab/><text:tab/><text:span text:style-name="T10">MITM / server impersonation</text:span></text:p>
      <text:p text:style-name="P7"><text:line-break/><text:span text:style-name="T1">Affected component<text:tab/></text:span><text:span text:style-name="T10">Authorization</text:span></text:p>
      <text:p text:style-name="P10"><text:span text:style-name="T16"><text:line-break/></text:span><text:span text:style-name="T3">Module details</text:span><text:span text:style-name="T16"> <text:tab/><text:tab/></text:span><text:span text:style-name="T7">?</text:span><text:span text:style-name="T3">‫‪</text:span></text:p>
      <text:p text:style-name="P7"><text:line-break/><text:span text:style-name="T1">Vulnerability class<text:tab/><text:tab/></text:span><text:span text:style-name="T2">?</text:span></text:p>
      <text:p text:style-name="P7"><text:line-break/><text:span text:style-name="T1">Description<text:tab/><text:tab/><text:tab/></text:span><text:span text:style-name="T7">The protocol </text:span><text:span text:style-name="T10">don’t require any type of certificate, and <text:tab/><text:tab/><text:tab/><text:tab/><text:tab/><text:tab/>therefore the client don’t have any way to tell if he is getting <text:tab/><text:tab/><text:tab/><text:tab/><text:tab/>responses from the server or from someone else who controls <text:tab/><text:tab/><text:tab/><text:tab/>the communication. Attacker can use that fact to impersonate <text:tab/><text:tab/><text:tab/><text:tab/>the server and establish communication with the client, <text:tab/><text:tab/><text:tab/><text:tab/><text:tab/>leading to potentially sensitive information being sent to the <text:tab/><text:tab/><text:tab/><text:tab/><text:tab/>attacker instead of the legitimate server.</text:span></text:p>
      <text:p text:style-name="P7"><text:line-break/><text:span text:style-name="T1">Result</text:span> <text:tab/><text:tab/><text:tab/><text:span text:style-name="T10">Client unknowingly sending his file to malicious server.</text:span></text:p>
      <text:p text:style-name="P7"><text:line-break/><text:span text:style-name="T1">Prerequisites</text:span> <text:tab/><text:tab/><text:span text:style-name="T2">Attacker </text:span><text:span text:style-name="T10">have access to the </text:span><text:span text:style-name="T11">communication channel &amp;</text:span><text:span text:style-name="T10"> <text:tab/><text:tab/><text:tab/><text:tab/><text:tab/><text:tab/>messages being sent to the server, either by </text:span><text:span text:style-name="T11">interfering with <text:tab/><text:tab/><text:tab/><text:tab/><text:tab/></text:span><text:span text:style-name="T10">the client traffic </text:span><text:span text:style-name="T11">or</text:span><text:span text:style-name="T10"> the server traffic.</text:span></text:p>
      <text:p text:style-name="P7"><text:line-break/><text:span text:style-name="T1">Business impact<text:tab/><text:tab/></text:span><text:span text:style-name="T11">Potentially sensitive data leaks.</text:span></text:p>
      <text:p text:style-name="P7"><text:line-break/><text:span text:style-name="T1">Proposed remediation<text:tab/></text:span><text:span text:style-name="T11">Add certificate layer to the protocol.</text:span></text:p>
      <text:p text:style-name="P7"><text:line-break/><text:span text:style-name="T1">Risk</text:span> <text:tab/><text:tab/><text:tab/><text:tab/><text:span text:style-name="T1">Damage potential: </text:span><text:span text:style-name="T8">10</text:span></text:p>
      <text:p text:style-name="P7"><text:span text:style-name="T1"><text:tab/><text:tab/><text:tab/><text:tab/>Reproducibility: </text:span><text:span text:style-name="T11">6</text:span><text:line-break/><text:tab/><text:tab/><text:tab/><text:tab/><text:span text:style-name="T1">Exploitability: </text:span><text:span text:style-name="T11">3</text:span><text:line-break/><text:tab/><text:tab/><text:tab/><text:tab/><text:span text:style-name="T1">Affected users: </text:span><text:span text:style-name="T11">5</text:span><text:line-break/><text:tab/><text:tab/><text:tab/><text:tab/><text:span text:style-name="T1">Discoverability: </text:span><text:span text:style-name="T8">8</text:span></text:p>
      <text:p text:style-name="P11"/>
      <text:p text:style-name="P15"><text:span text:style-name="T1">Threat</text:span> <text:tab/><text:tab/><text:tab/><text:span text:style-name="T12">Identity theft</text:span></text:p>
      <text:p text:style-name="P16"><text:line-break/><text:span text:style-name="T1">Affected component<text:tab/></text:span><text:span text:style-name="T12">Authorization</text:span></text:p>
      <text:p text:style-name="P19"><text:span text:style-name="T16"><text:line-break/></text:span><text:span text:style-name="T3">Module details</text:span><text:span text:style-name="T16"> <text:tab/><text:tab/></text:span><text:span text:style-name="T3">‫‪</text:span><text:span text:style-name="T18">key exchange component</text:span></text:p>
      <text:p text:style-name="P16"><text:line-break/><text:span text:style-name="T1">Vulnerability class<text:tab/><text:tab/></text:span><text:span text:style-name="T12">unauthorized access</text:span></text:p>
      <text:p text:style-name="P16"><text:line-break/><text:span text:style-name="T1">Description<text:tab/><text:tab/><text:tab/></text:span><text:span text:style-name="T12">The protocol separates the name+id setting from public key <text:tab/><text:tab/><text:tab/><text:tab/><text:tab/>exchange into two different messages. An attacker with read <text:tab/><text:tab/><text:tab/><text:tab/><text:tab/>access to the clients messages can take the name+id and <text:tab/><text:tab/><text:tab/><text:tab/><text:tab/>exchange his own public key with the server, acquiring full <text:tab/><text:tab/><text:tab/><text:tab/><text:tab/>control on that user. </text:span></text:p>
      <text:p text:style-name="P16"><text:line-break/><text:span text:style-name="T1">Result</text:span> <text:tab/><text:tab/><text:tab/><text:span text:style-name="T2">Attacker </text:span><text:span text:style-name="T12">steal the user (name+id) during creation</text:span></text:p>
      <text:p text:style-name="P16"><text:line-break/><text:span text:style-name="T1">Prerequisites</text:span> <text:tab/><text:tab/><text:span text:style-name="T2">Attacker has </text:span><text:span text:style-name="T5">can communicate with the server, </text:span><text:span text:style-name="T13">and listen to <text:tab/><text:tab/><text:tab/><text:tab/><text:tab/>the messages the user gets</text:span><text:span text:style-name="T5">.</text:span></text:p>
      <text:p text:style-name="P16"><text:line-break/><text:span text:style-name="T1">Business impact<text:tab/><text:tab/></text:span><text:span text:style-name="T13">Attacker can pretend to be any legit user upon registration.</text:span></text:p>
      <text:p text:style-name="P16"><text:line-break/><text:span text:style-name="T1">Proposed remediation<text:tab/></text:span><text:span text:style-name="T13">Merge name assignment and public key exchange into one <text:tab/><text:tab/><text:tab/><text:tab/><text:tab/>stage and message</text:span></text:p>
      <text:p text:style-name="P16"><text:line-break/><text:span text:style-name="T1">Risk</text:span> <text:tab/><text:tab/><text:tab/><text:tab/><text:span text:style-name="T1">Damage potential: </text:span><text:span text:style-name="T13">5</text:span></text:p>
      <text:p text:style-name="P16"><text:span text:style-name="T1"><text:tab/><text:tab/><text:tab/><text:tab/>Reproducibility: </text:span><text:span text:style-name="T13">6</text:span><text:line-break/><text:tab/><text:tab/><text:tab/><text:tab/><text:span text:style-name="T1">Exploitability: </text:span><text:span text:style-name="T13">6</text:span><text:line-break/><text:tab/><text:tab/><text:tab/><text:tab/><text:span text:style-name="T1">Affected users: </text:span><text:span text:style-name="T13">4</text:span><text:line-break/><text:tab/><text:tab/><text:tab/><text:tab/><text:span text:style-name="T1">Discoverability: </text:span><text:span text:style-name="T6">10</text:span></text:p>
      <text:p text:style-name="P12"/>
      <text:p text:style-name="P17"><text:span text:style-name="T1">Threat</text:span> <text:tab/><text:tab/><text:tab/><text:span text:style-name="T14">Message replay</text:span></text:p>
      <text:p text:style-name="P18"><text:line-break/><text:span text:style-name="T1">Affected component<text:tab/></text:span><text:span text:style-name="T14">File saving</text:span></text:p>
      <text:p text:style-name="P20"><text:span text:style-name="T16"><text:line-break/></text:span><text:span text:style-name="T3">Module details</text:span><text:span text:style-name="T16"> <text:tab/><text:tab/></text:span><text:span text:style-name="T19">File saving</text:span></text:p>
      <text:p text:style-name="P18"><text:line-break/><text:span text:style-name="T1">Vulnerability class<text:tab/><text:tab/></text:span><text:span text:style-name="T2">?</text:span></text:p>
      <text:p text:style-name="P18"><text:line-break/><text:span text:style-name="T1">Description<text:tab/><text:tab/><text:tab/></text:span><text:span text:style-name="T14">As long as the AES key don’t change, resending the same <text:s/><text:tab/><text:tab/><text:tab/><text:tab/><text:tab/>1028</text:span><text:span text:style-name="T21">-code messages would </text:span><text:span text:style-name="T20">lead to the same result, moreover, <text:tab/><text:tab/><text:tab/><text:tab/><text:tab/>file name is not protected so it can be changed, Allowing <text:tab/><text:tab/><text:tab/><text:tab/><text:tab/>attacker that caught one 1028-code message to send it again <text:tab/><text:tab/><text:tab/><text:tab/><text:tab/>and different file names and fill the users folder with <text:tab/><text:tab/><text:tab/><text:tab/><text:tab/><text:tab/>unwanted copies of he’s file, potentially overriding other <text:tab/><text:tab/><text:tab/><text:tab/><text:tab/>important files if implementation allowes.</text:span><text:span text:style-name="T14"> </text:span></text:p>
      <text:p text:style-name="P18"><text:line-break/><text:span text:style-name="T1">Result</text:span> <text:tab/><text:tab/><text:tab/><text:span text:style-name="T2">Attacker </text:span><text:span text:style-name="T15">can store files for other users (with fixed content)</text:span></text:p>
      <text:p text:style-name="P18"><text:line-break/><text:span text:style-name="T1">Prerequisites</text:span> <text:tab/><text:tab/><text:span text:style-name="T2">Attacker has </text:span><text:span text:style-name="T5">can communicate with the server, </text:span><text:span text:style-name="T15">and can read <text:tab/><text:tab/><text:tab/><text:tab/><text:tab/>at least one 1028-code message</text:span><text:span text:style-name="T5">.</text:span></text:p>
      <text:p text:style-name="P18"><text:line-break/><text:span text:style-name="T1">Business impact<text:tab/><text:tab/></text:span><text:span text:style-name="T5">Users </text:span><text:span text:style-name="T15">folder is full of garbage.</text:span></text:p>
      <text:p text:style-name="P18"><text:line-break/><text:span text:style-name="T1">Proposed remediation<text:tab/></text:span><text:span text:style-name="T15">include a digital signature of something that changes from <text:tab/><text:tab/><text:tab/><text:tab/><text:tab/>one message to the other like current time or message index <text:tab/><text:tab/><text:tab/><text:tab/><text:tab/>or server generated phrase.</text:span></text:p>
      <text:p text:style-name="P18"><text:line-break/><text:span text:style-name="T1">Risk</text:span> <text:tab/><text:tab/><text:tab/><text:tab/><text:span text:style-name="T1">Damage potential: </text:span><text:span text:style-name="T2">8</text:span></text:p>
      <text:p text:style-name="P18"><text:span text:style-name="T1"><text:tab/><text:tab/><text:tab/><text:tab/>Reproducibility: </text:span><text:span text:style-name="T4">10</text:span><text:line-break/><text:tab/><text:tab/><text:tab/><text:tab/><text:span text:style-name="T1">Exploitability: </text:span><text:span text:style-name="T15">8</text:span><text:line-break/><text:tab/><text:tab/><text:tab/><text:tab/><text:span text:style-name="T1">Affected users: </text:span><text:span text:style-name="T15">8</text:span><text:line-break/><text:tab/><text:tab/><text:tab/><text:tab/><text:span text:style-name="T1">Discoverability: </text:span><text:span text:style-name="T15">8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36:28.089001512</meta:creation-date>
    <dc:date>2024-03-25T15:20:07.665473896</dc:date>
    <meta:editing-duration>PT4H40M1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55" meta:word-count="754" meta:character-count="5251" meta:non-whitespace-character-count="4138"/>
  </office:meta>
</office:document-meta>
</file>